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409bf" style:font-name-asian="Arial1" style:font-size-asian="9pt" style:font-weight-asian="normal" style:font-name-complex="Arial1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20ec3c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officeooo:rsid="009a3986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9"><text:text-input text:description="&lt;/if&gt;">endtest</text:text-input></text:span> </text:p>
            <text:p text:style-name="P46"><text:span text:style-name="T21"><text:text-input text:description="&lt;_(&quot;VAT no.&quot;)&gt;">VAT no.</text:text-input></text:span><text:span text:style-name="T21">:</text:span><text:span text:style-name="T20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I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66">[<text:span text:style-name="T18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22">[</text:span>%<text:span text:style-name="T22">]</text:span></text:p>
          </table:table-cell>
          <table:table-cell table:style-name="Table2.I2" office:value-type="string">
            <text:p text:style-name="P66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9"><text:span text:style-name="T13"><text:text-input text:description="&lt;_(&quot;TOTAL&quot;)&gt;">TOTAL</text:text-input></text:span><text:span text:style-name="T13">:</text:span></text:p>
            <text:p text:style-name="P79"><text:text-input text:description="&lt;_(&quot;TOTAL DISCOUNT&quot;)&gt;">TOTAL DISCOUNT</text:text-input>:</text:p>
            <text:p text:style-name="P78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ist_amount *o.lcy_rate, digits=2) or ''&gt;">Total</text:text-input></text:span><text:span text:style-name="T1"> </text:span><text:span text:style-name="T17"><text:text-input text:description="&lt;company.currency_id.name or ''&gt;">lcy_curr</text:text-input></text:span></text:p>
            <text:p text:style-name="P76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  <text:p text:style-name="P76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80"><text:span text:style-name="T11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9:12.195725695</dc:date>
    <meta:editing-duration>P1DT18H44M3S</meta:editing-duration>
    <meta:editing-cycles>263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3" meta:character-count="1509" meta:non-whitespace-character-count="1409"/>
  </office:meta>
</office:document-meta>
</file>